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Large genome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float" office:value="13033" calcext:value-type="float">
            <text:p>13033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13567" calcext:value-type="float">
            <text:p>13567</text:p>
          </table:table-cell>
        </table:table-row>
        <table:table-row table:style-name="ro1">
          <table:table-cell office:value-type="float" office:value="12330" calcext:value-type="float">
            <text:p>12330</text:p>
          </table:table-cell>
        </table:table-row>
        <table:table-row table:style-name="ro1">
          <table:table-cell office:value-type="float" office:value="12903" calcext:value-type="float">
            <text:p>12903</text:p>
          </table:table-cell>
        </table:table-row>
        <table:table-row table:style-name="ro1">
          <table:table-cell office:value-type="float" office:value="13654" calcext:value-type="float">
            <text:p>13654</text:p>
          </table:table-cell>
        </table:table-row>
        <table:table-row table:style-name="ro1">
          <table:table-cell office:value-type="float" office:value="10527" calcext:value-type="float">
            <text:p>10527</text:p>
          </table:table-cell>
        </table:table-row>
        <table:table-row table:style-name="ro1">
          <table:table-cell office:value-type="float" office:value="22764" calcext:value-type="float">
            <text:p>22764</text:p>
          </table:table-cell>
        </table:table-row>
        <table:table-row table:style-name="ro1">
          <table:table-cell office:value-type="float" office:value="11911" calcext:value-type="float">
            <text:p>11911</text:p>
          </table:table-cell>
        </table:table-row>
        <table:table-row table:style-name="ro1">
          <table:table-cell office:value-type="float" office:value="13211" calcext:value-type="float">
            <text:p>13211</text:p>
          </table:table-cell>
        </table:table-row>
        <table:table-row table:style-name="ro1">
          <table:table-cell office:value-type="float" office:value="13499" calcext:value-type="float">
            <text:p>13499</text:p>
          </table:table-cell>
        </table:table-row>
        <table:table-row table:style-name="ro1">
          <table:table-cell office:value-type="float" office:value="8596" calcext:value-type="float">
            <text:p>8596</text:p>
          </table:table-cell>
        </table:table-row>
        <table:table-row table:style-name="ro1">
          <table:table-cell office:value-type="float" office:value="22225" calcext:value-type="float">
            <text:p>22225</text:p>
          </table:table-cell>
        </table:table-row>
        <table:table-row table:style-name="ro1"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float" office:value="11316" calcext:value-type="float">
            <text:p>11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7:28:31.361873524</meta:creation-date>
    <dc:date>2021-09-07T17:34:19.970343123</dc:date>
    <meta:editing-duration>PT5M49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